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2CD96C99EB9AD75C.png" manifest:media-type="image/png"/>
  <manifest:file-entry manifest:full-path="Pictures/10000200000000AB000000AB13BEA7A60D595C1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06d5"/>
    </style:style>
    <style:style style:name="P2" style:family="paragraph" style:parent-style-name="Standard">
      <style:paragraph-properties fo:text-align="start" style:justify-single-word="false"/>
      <style:text-properties officeooo:paragraph-rsid="001a06d5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a06d5"/>
    </style:style>
    <style:style style:name="T1" style:family="text">
      <style:text-properties style:text-position="super 58%"/>
    </style:style>
    <style:style style:name="T2" style:family="text">
      <style:text-properties officeooo:rsid="001b6521"/>
    </style:style>
    <style:style style:name="T3" style:family="text">
      <style:text-properties officeooo:rsid="001b86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6.07" style:data-style-name="N0">6.07</text:variable-set>: Power!</text:p>
      <text:list xml:id="list5937885593378825529" text:style-name="L1">
        <text:list-item>
          <text:p text:style-name="P3">Janizintly does <text:span text:style-name="T2">1</text:span>00 Joules of work lifting a dictionary in 5 seconds. <text:s/>What was her power?</text:p>
        </text:list-item>
      </text:list>
      <text:p text:style-name="P2"/>
      <text:p text:style-name="P2"/>
      <text:p text:style-name="P2"/>
      <text:p text:style-name="P2"/>
      <text:list xml:id="list210212717605526" text:continue-numbering="true" text:style-name="L1">
        <text:list-item>
          <text:p text:style-name="P3">Lorren <text:s/>pushes a box 1<text:span text:style-name="T2">6</text:span> meters across the floor using a force of 10N. <text:s/>It takes her 20 seconds to push the box. <text:s/>What is her power output?</text:p>
        </text:list-item>
      </text:list>
      <text:p text:style-name="P2"/>
      <text:p text:style-name="P2"/>
      <text:p text:style-name="P2"/>
      <text:p text:style-name="P2"/>
      <text:list xml:id="list210213161701171" text:continue-numbering="true" text:style-name="L1">
        <text:list-item>
          <text:p text:style-name="P3">Areli kicks a 0.25 kg football. <text:s/>Her foot exerts a force of 1<text:span text:style-name="T2">3</text:span>0N on the ball, and is in contact with it for 0.25 seconds. <text:s/>During that time, the football moves a distance of 1.2 meters. <text:s/>What is the amount of Power that she uses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210211515564292" text:continue-numbering="true" text:style-name="L1">
        <text:list-item>
          <text:p text:style-name="P3">Elysse crushes a soda can under her foot, using a force of 4<text:span text:style-name="T2">5</text:span>N. <text:s/>She takes 0.5 second to crush the can. Her power was 1.2 Watts. <text:s/>What was the distance that the can collapsed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0213357393826" text:continue-numbering="true" text:style-name="L1">
        <text:list-item>
          <text:p text:style-name="P3">Celina pushes a box with a force of 50N directly to the right. <text:s/>It travels along a ramp that is <text:span text:style-name="T2">2</text:span>5 degrees above horizontal. <text:s/>If the box moves 2 meters to the right, and it takes her 5 seconds, </text:p>
          <text:list>
            <text:list-item>
              <text:p text:style-name="P3">What is the amount of work that Celina did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0212366968934" text:continue-numbering="true" text:style-name="L1">
        <text:list-item>
          <text:list>
            <text:list-item>
              <text:p text:style-name="P3">What is Celina's power output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0211845443928" text:continue-numbering="true" text:style-name="L1">
        <text:list-item>
          <text:p text:style-name="P3"><text:soft-page-break/>Hazel pushes a 5 kg box 2<text:span text:style-name="T2">5</text:span> meters in 15 seconds, using a constant force. <text:s/>How much power does she use?</text:p>
          <text:p text:style-name="P3"/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0211644321155" text:continue-numbering="true" text:style-name="L1">
        <text:list-item>
          <text:p text:style-name="P3">Abraham lifts a 12 kg box up from the ground at a speed of <text:span text:style-name="T2">5</text:span> m/s. <text:s/>What is the power he uses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0213110934017" text:continue-numbering="true" text:style-name="L1">
        <text:list-item>
          <text:p text:style-name="P3">Elijah wants to put all his exercise energy to good use. <text:s/>He rides her stationary bicycle for a distance of 3 km. <text:s/>It takes him <text:span text:style-name="T3">5</text:span> minutes to go this far. <text:s/>He uses an average force of 200 N. <text:s/></text:p>
          <text:list>
            <text:list-item>
              <text:p text:style-name="P3">What is the amount of work he did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0211960365169" text:continue-numbering="true" text:style-name="L1">
        <text:list-item>
          <text:list>
            <text:list-item>
              <text:p text:style-name="P3">What was Elijah's power output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0211408253918" text:continue-numbering="true" text:style-name="L1">
        <text:list-item>
          <text:list>
            <text:list-item>
              <text:p text:style-name="P3">If he captured all of the energy he used in a battery, how long could he run his 100-watt light bulb for?</text:p>
            </text:list-item>
          </text:list>
        </text:list-item>
      </text:list>
      <text:p text:style-name="P2"/>
      <text:p text:style-name="P2"/>
      <text:p text:style-name="P2"/>
      <text:list xml:id="list210213293141631" text:continue-numbering="true" text:style-name="L1">
        <text:list-item>
          <text:list>
            <text:list-item>
              <text:p text:style-name="P3">How long could he run his 2000 Watt refrigerator?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13BEA7A60D595C1C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2CD96C99EB9AD75C.png" xlink:type="simple" xlink:show="embed" xlink:actuate="onLoad"/></draw:frame> <text:s text:c="20"/>Name:<text:tab/><text:tab/><text:date style:data-style-name="N37" text:date-value="2016-08-29T21:02:11.256811064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6.07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1:48:32.276371471</meta:creation-date>
    <meta:editing-duration>PT13M29S</meta:editing-duration>
    <meta:editing-cycles>6</meta:editing-cycles>
    <meta:generator>LibreOffice/5.0.6.2$Linux_X86_64 LibreOffice_project/00$Build-2</meta:generator>
    <dc:date>2016-08-29T21:02:11.221817339</dc:date>
    <meta:document-statistic meta:table-count="0" meta:image-count="2" meta:object-count="0" meta:page-count="2" meta:paragraph-count="17" meta:word-count="327" meta:character-count="1637" meta:non-whitespace-character-count="1288"/>
  </office:meta>
</office:document-meta>
</file>